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e_20_de_20_saisie">
      <style:text-properties style:font-name="Arial1" fo:font-size="11pt" style:font-size-asian="11pt" style:font-size-complex="11pt"/>
    </style:style>
    <style:style style:name="P19" style:family="paragraph" style:parent-style-name="Texte_20_de_20_saisie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T9" style:family="text">
      <style:text-properties officeooo:rsid="001a509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<text:span text:style-name="T4"> DPAS/SIS/BADA/SUSPENSION/</text:span><text:span text:style-name="T4"><text:date style:data-style-name="N106" text:date-value="2015-03-31T14:46:19.039999726">2015</text:date></text:span></text:p>
              <text:p text:style-name="P8"><text:span text:style-name="T3"><text:s text:c="9"/>Matricule CAF : </text:span><text:span text:style-name="T3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3-31T14:46:19.055999941">31/03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 </text:p>
        <text:p text:style-name="P4"/>
        <text:p text:style-name="P15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4"/>
        <text:p text:style-name="P4">La Caisse d’Allocations Familiales (CAF) effectuera cette réduction pour le mois de<text:span text:style-name="T8"> <text:s text:c="2"/></text:span><text:span text:style-name="T7"><text:date style:data-style-name="N107" text:date-value="2015-03-31T14:46:19.070999985">mars 2015</text:date></text:span> payable en <text:date style:data-style-name="N107" text:date-value="2015-03-31T14:46:19.070999985" text:date-adjust="PT744H00M00S">mai 2015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9">départemental</text:span>, Hôtel du Département – BP 93 – 93006 BOBIGNY Cedex.</text:p>
        <text:p text:style-name="P4"/>
        <text:p text:style-name="P4">Je vous invite à prendre contact avec le :</text:p>
        <text:p text:style-name="P4"/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5"/>
        <text:p text:style-name="P15">afin de souscrire un Contrat d’Engagement Réciproque (CER). Sans CER de votre part dans un délai d’un mois, votre dossier repassera en commission et vous vous exposerez à une suspension totale de votre RSA.</text:p>
        <text:p text:style-name="P15"/>
        <text:p text:style-name="P4">Je reste à votre entière disposition pour tout renseignement complémentaire.</text:p>
        <text:p text:style-name="P4"/>
        <text:p text:style-name="P6">Je vous prie d’agréer, <text:user-field-get text:name="personne_qual"/>, l’expression de mes salutations distinguées.</text:p>
        <text:p text:style-name="P18"/>
        <text:p text:style-name="P18"/>
        <text:p text:style-name="P19"/>
        <text:p text:style-name="P17">Pour le Président du Conseil <text:span text:style-name="T9">départemental</text:span></text:p>
        <text:p text:style-name="P17"><text:soft-page-break/>et par délégation,</text:p>
        <text:p text:style-name="P17"/>
        <text:p text:style-name="P17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6:18.837000000</dc:date>
    <dc:creator>linda baitech</dc:creator>
    <meta:editing-duration>PT5H59M36S</meta:editing-duration>
    <meta:editing-cycles>100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1" meta:word-count="212" meta:character-count="1351" meta:non-whitespace-character-count="1131"/>
  </office:meta>
</office:document-meta>
</file>